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Devanagari" svg:font-family="'Droid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table:align="left" style:writing-mode="lr-tb"/>
    </style:style>
    <style:style style:name="Table1.A" style:family="table-column">
      <style:table-column-properties style:column-width="2.9535in" style:rel-column-width="4348*"/>
    </style:style>
    <style:style style:name="Table1.B" style:family="table-column">
      <style:table-column-properties style:column-width="1.7722in" style:rel-column-width="2609*"/>
    </style:style>
    <style:style style:name="Table1.C" style:family="table-column">
      <style:table-column-properties style:column-width="1.9674in" style:rel-column-width="2897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text-transform="uppercase" fo:color="#000000" loext:opacity="100%" fo:font-size="14pt" fo:font-weight="bold" fo:background-color="#ffff00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0" style:family="paragraph" style:parent-style-name="Standard">
      <style:paragraph-properties style:text-autospace="none"/>
      <style:text-properties fo:font-size="14pt" fo:language="en" fo:country="US" fo:font-weight="bold" style:font-name-asian="Calibri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0000" loext:opacity="100%" fo:font-size="14pt" style:font-size-asian="14pt" style:font-size-complex="14pt"/>
    </style:style>
    <style:style style:name="P12" style:family="paragraph" style:parent-style-name="Standard">
      <style:paragraph-properties style:text-autospace="none"/>
    </style:style>
    <style:style style:name="P13" style:family="paragraph" style:parent-style-name="Standard">
      <style:paragraph-properties style:text-autospace="none"/>
      <style:text-properties style:font-name="Courier New" fo:font-size="11pt" fo:language="en" fo:country="US" style:font-name-asian="Calibri" style:font-size-asian="11pt" style:font-name-complex="Courier New" style:font-size-complex="11pt"/>
    </style:style>
    <style:style style:name="P14" style:family="paragraph" style:parent-style-name="Standard">
      <style:paragraph-properties style:text-autospace="none"/>
      <style:text-properties style:font-name="Courier New" fo:font-size="11pt" fo:language="en" fo:country="US" fo:font-weight="bold" style:font-name-asian="Calibri" style:font-size-asian="11pt" style:font-weight-asian="bold" style:font-name-complex="Courier New" style:font-size-complex="11pt" style:font-weight-complex="bold"/>
    </style:style>
    <style:style style:name="P15" style:family="paragraph" style:parent-style-name="Standard_20__28_user_29_">
      <style:paragraph-properties fo:line-height="150%" fo:text-align="center" style:justify-single-word="false"/>
      <style:text-properties fo:color="#000000" loext:opacity="100%" fo:font-size="14pt" style:font-size-asian="14pt" style:font-size-complex="14pt" style:font-weight-complex="bold"/>
    </style:style>
    <style:style style:name="P16" style:family="paragraph" style:parent-style-name="Standard_20__28_user_29_">
      <style:paragraph-properties fo:text-align="justify" style:justify-single-word="false"/>
      <style:text-properties style:use-window-font-color="true" loext:opacity="0%" style:font-name="Times New Roman" fo:font-size="14pt" fo:language="ru" fo:country="RU" officeooo:rsid="00191547" officeooo:paragraph-rsid="0026994a" style:letter-kerning="true" style:font-name-asian="Times New Roman" style:font-size-asian="14pt" style:language-asian="zh" style:country-asian="CN" style:font-name-complex="Times New Roman" style:font-size-complex="14pt" style:language-complex="ar" style:country-complex="SA" style:font-weight-complex="bold"/>
    </style:style>
    <style:style style:name="P17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 fo:break-before="page"/>
      <style:text-properties fo:font-size="14pt" fo:font-weight="bold" style:font-size-asian="14pt" style:font-weight-asian="bold" style:font-size-complex="14pt"/>
    </style:style>
    <style:style style:name="P18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</style:style>
    <style:style style:name="P19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20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font-size="14pt" officeooo:rsid="000a1828" officeooo:paragraph-rsid="001b2fa8" style:font-size-asian="14pt" style:font-size-complex="14pt"/>
    </style:style>
    <style:style style:name="P21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fo:font-size="14pt" style:font-size-asian="14pt" style:font-size-complex="14pt"/>
    </style:style>
    <style:style style:name="P22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fo:font-size="14pt" officeooo:paragraph-rsid="0026e609" style:font-size-asian="14pt" style:font-size-complex="14pt"/>
    </style:style>
    <style:style style:name="P23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fo:font-size="14pt" style:font-size-asian="14pt" style:font-size-complex="14pt" style:font-weight-complex="bold"/>
    </style:style>
    <style:style style:name="P24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fo:font-size="14pt" officeooo:rsid="0026994a" officeooo:paragraph-rsid="0026994a" style:font-size-asian="14pt" style:font-size-complex="14pt" style:font-weight-complex="bold"/>
    </style:style>
    <style:style style:name="P25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fo:font-size="14pt" fo:font-weight="bold" style:font-size-asian="14pt" style:font-weight-asian="bold" style:font-size-complex="14pt"/>
    </style:style>
    <style:style style:name="P26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color="#ff0000" loext:opacity="100%" fo:font-size="14pt" style:font-size-asian="14pt" style:font-size-complex="14pt" style:font-weight-complex="bold"/>
    </style:style>
    <style:style style:name="P27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28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 fo:break-before="page"/>
    </style:style>
    <style:style style:name="P29" style:family="paragraph" style:parent-style-name="Standard_20__28_user_29_">
      <style:paragraph-properties fo:margin-left="0in" fo:margin-right="0in" fo:line-height="150%" fo:text-align="justify" style:justify-single-word="false" fo:text-indent="0in" style:auto-text-indent="false"/>
      <style:text-properties fo:font-size="14pt" fo:font-weight="bold" officeooo:rsid="000a1828" officeooo:paragraph-rsid="001d9ca1" style:font-size-asian="14pt" style:font-weight-asian="bold" style:font-size-complex="14pt" style:font-weight-complex="bold"/>
    </style:style>
    <style:style style:name="P30" style:family="paragraph" style:parent-style-name="Standard" style:master-page-name="Standard">
      <style:paragraph-properties fo:margin-left="1.4772in" fo:margin-right="0in" fo:line-height="150%" fo:text-indent="0in" style:auto-text-indent="false" style:page-number="auto"/>
    </style:style>
    <style:style style:name="P31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fo:font-size="14pt" officeooo:rsid="0026994a" officeooo:paragraph-rsid="0026994a" style:font-size-asian="14pt" style:font-size-complex="14pt" style:font-weight-complex="bold"/>
    </style:style>
    <style:style style:name="P32" style:family="paragraph" style:parent-style-name="Standard_20__28_user_29_">
      <style:paragraph-properties fo:margin-left="0in" fo:margin-right="0in" fo:line-height="150%" fo:text-indent="0.4925in" style:auto-text-indent="false"/>
      <style:text-properties fo:font-size="14pt" fo:font-weight="bold" officeooo:rsid="0006c868" officeooo:paragraph-rsid="001b2fa8" style:font-size-asian="14pt" style:font-weight-asian="bold" style:font-size-complex="14pt"/>
    </style:style>
    <style:style style:name="P33" style:family="paragraph" style:parent-style-name="Standard_20__28_user_29_">
      <style:paragraph-properties fo:margin-left="0in" fo:margin-right="0in" fo:line-height="150%" fo:text-indent="0.4925in" style:auto-text-indent="false" fo:break-before="page"/>
      <style:text-properties fo:font-size="14pt" fo:font-weight="bold" officeooo:rsid="0006c868" officeooo:paragraph-rsid="001b2fa8" style:font-size-asian="14pt" style:font-weight-asian="bold" style:font-size-complex="14pt"/>
    </style:style>
    <style:style style:name="P34" style:family="paragraph" style:parent-style-name="Standard_20__28_user_29_">
      <style:paragraph-properties fo:margin-left="0in" fo:margin-right="0in" fo:line-height="150%" fo:text-align="justify" style:justify-single-word="false" fo:text-indent="0in" style:auto-text-indent="false"/>
      <style:text-properties fo:font-size="14pt" fo:font-weight="normal" officeooo:rsid="000a1828" officeooo:paragraph-rsid="001b2fa8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b2fa8" style:font-weight-asian="bold"/>
    </style:style>
    <style:style style:name="T3" style:family="text">
      <style:text-properties fo:text-transform="uppercase"/>
    </style:style>
    <style:style style:name="T4" style:family="text">
      <style:text-properties fo:text-transform="uppercase" fo:font-size="14pt" fo:font-weight="bold" style:font-size-asian="14pt" style:font-weight-asian="bold" style:font-size-complex="14pt"/>
    </style:style>
    <style:style style:name="T5" style:family="text">
      <style:text-properties fo:text-transform="uppercase" fo:font-size="14pt" fo:language="en" fo:country="US" fo:font-weight="bold" style:font-size-asian="14pt" style:font-weight-asian="bold" style:font-size-complex="14pt"/>
    </style:style>
    <style:style style:name="T6" style:family="text">
      <style:text-properties fo:text-transform="uppercase" style:font-size-complex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style:font-size-asian="14pt" style:font-size-complex="14pt" style:font-weight-complex="bold"/>
    </style:style>
    <style:style style:name="T9" style:family="text">
      <style:text-properties fo:font-size="14pt" officeooo:rsid="000dfd64" style:font-size-asian="14pt" style:font-size-complex="14pt" style:font-weight-complex="bold"/>
    </style:style>
    <style:style style:name="T10" style:family="text">
      <style:text-properties fo:font-size="14pt" officeooo:rsid="0022ccf2" style:font-size-asian="14pt" style:font-size-complex="14pt" style:font-weight-complex="bold"/>
    </style:style>
    <style:style style:name="T11" style:family="text">
      <style:text-properties fo:font-size="14pt" officeooo:rsid="00237a1a" style:font-size-asian="14pt" style:font-size-complex="14pt" style:font-weight-complex="bold"/>
    </style:style>
    <style:style style:name="T12" style:family="text">
      <style:text-properties fo:font-size="14pt" officeooo:rsid="002450de" style:font-size-asian="14pt" style:font-size-complex="14pt" style:font-weight-complex="bold"/>
    </style:style>
    <style:style style:name="T13" style:family="text">
      <style:text-properties fo:font-size="14pt" fo:font-weight="bold" style:font-size-asian="14pt" style:font-weight-asian="bold" style:font-size-complex="14pt"/>
    </style:style>
    <style:style style:name="T14" style:family="text">
      <style:text-properties fo:font-size="14pt" fo:font-weight="bold" style:font-name-asian="Calibri" style:font-size-asian="14pt" style:font-weight-asian="bold" style:font-size-complex="14pt" style:font-weight-complex="bold"/>
    </style:style>
    <style:style style:name="T15" style:family="text">
      <style:text-properties fo:font-size="14pt" fo:language="en" fo:country="US" fo:font-style="italic" style:font-size-asian="14pt" style:font-style-asian="italic" style:font-size-complex="14pt" style:font-style-complex="italic" style:font-weight-complex="bold"/>
    </style:style>
    <style:style style:name="T16" style:family="text">
      <style:text-properties fo:font-size="14pt" fo:language="en" fo:country="US" fo:font-style="italic" officeooo:rsid="0022ccf2" style:font-size-asian="14pt" style:font-style-asian="italic" style:font-size-complex="14pt" style:font-style-complex="italic" style:font-weight-complex="bold"/>
    </style:style>
    <style:style style:name="T17" style:family="text">
      <style:text-properties fo:font-size="14pt" fo:language="en" fo:country="US" fo:font-weight="bold" style:font-name-asian="Calibri" style:font-size-asian="14pt" style:font-weight-asian="bold" style:font-size-complex="14pt" style:font-weight-complex="bold"/>
    </style:style>
    <style:style style:name="T18" style:family="text">
      <style:text-properties fo:font-size="14pt" fo:language="en" fo:country="US" fo:font-weight="bold" officeooo:rsid="0026e609" style:font-name-asian="Calibri" style:font-size-asian="14pt" style:font-weight-asian="bold" style:font-size-complex="14pt" style:font-weight-complex="bold"/>
    </style:style>
    <style:style style:name="T19" style:family="text">
      <style:text-properties fo:font-size="14pt" fo:font-style="italic" style:font-size-asian="14pt" style:font-style-asian="italic" style:font-size-complex="14pt" style:font-style-complex="italic" style:font-weight-complex="bold"/>
    </style:style>
    <style:style style:name="T20" style:family="text">
      <style:text-properties fo:font-size="14pt" fo:font-style="italic" officeooo:rsid="0022ccf2" style:font-size-asian="14pt" style:font-style-asian="italic" style:font-size-complex="14pt" style:font-style-complex="italic" style:font-weight-complex="bold"/>
    </style:style>
    <style:style style:name="T21" style:family="text">
      <style:text-properties fo:color="#000000" loext:opacity="100%" fo:font-size="14pt" fo:font-weight="bold" style:font-size-asian="14pt" style:font-weight-asian="bold" style:font-size-complex="14pt"/>
    </style:style>
    <style:style style:name="T22" style:family="text">
      <style:text-properties fo:color="#000000" loext:opacity="100%" fo:font-size="14pt" style:font-size-asian="14pt" style:font-size-complex="14pt"/>
    </style:style>
    <style:style style:name="T23" style:family="text">
      <style:text-properties fo:color="#000000" loext:opacity="100%" style:font-name="Times New Roman" fo:font-size="14pt" fo:language="ru" fo:country="RU" fo:font-weight="bold" officeooo:rsid="0026994a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24" style:family="text">
      <style:text-properties fo:color="#ff0000" loext:opacity="100%" fo:font-size="14pt" fo:font-weight="bold" style:font-size-asian="14pt" style:font-weight-asian="bold" style:font-size-complex="14pt"/>
    </style:style>
    <style:style style:name="T25" style:family="text">
      <style:text-properties fo:font-variant="normal" fo:text-transform="none" fo:font-size="14pt" style:font-size-asian="14pt" style:font-size-complex="14pt"/>
    </style:style>
    <style:style style:name="T26" style:family="text">
      <style:text-properties officeooo:rsid="00052f46"/>
    </style:style>
    <style:style style:name="T27" style:family="text">
      <style:text-properties style:use-window-font-color="true" loext:opacity="0%" style:font-name="Times New Roman" fo:font-size="14pt" fo:language="ru" fo:country="RU" officeooo:rsid="000f91fa" style:letter-kerning="true" style:font-name-asian="Times New Roman" style:font-size-asian="14pt" style:language-asian="zh" style:country-asian="CN" style:font-name-complex="Times New Roman" style:font-size-complex="14pt" style:language-complex="ar" style:country-complex="SA" style:font-weight-complex="bold"/>
    </style:style>
    <style:style style:name="T28" style:family="text">
      <style:text-properties style:use-window-font-color="true" loext:opacity="0%" style:font-name="Times New Roman" fo:font-size="14pt" fo:language="ru" fo:country="RU" officeooo:rsid="0022ccf2" style:letter-kerning="true" style:font-name-asian="Times New Roman" style:font-size-asian="14pt" style:language-asian="zh" style:country-asian="CN" style:font-name-complex="Times New Roman" style:font-size-complex="14pt" style:language-complex="ar" style:country-complex="SA" style:font-weight-complex="bold"/>
    </style:style>
    <style:style style:name="T29" style:family="text">
      <style:text-properties style:use-window-font-color="true" loext:opacity="0%" style:font-name="Times New Roman" fo:font-size="14pt" fo:language="ru" fo:country="RU" officeooo:rsid="00237a1a" style:letter-kerning="true" style:font-name-asian="Times New Roman" style:font-size-asian="14pt" style:language-asian="zh" style:country-asian="CN" style:font-name-complex="Times New Roman" style:font-size-complex="14pt" style:language-complex="ar" style:country-complex="SA" style:font-weight-complex="bold"/>
    </style:style>
    <style:style style:name="T30" style:family="text">
      <style:text-properties style:use-window-font-color="true" loext:opacity="0%" style:font-name="Times New Roman" fo:font-size="14pt" fo:language="ru" fo:country="RU" officeooo:rsid="0026e609" style:letter-kerning="true" style:font-name-asian="Times New Roman" style:font-size-asian="14pt" style:language-asian="zh" style:country-asian="CN" style:font-name-complex="Times New Roman" style:font-size-complex="14pt" style:language-complex="ar" style:country-complex="SA" style:font-weight-complex="bold"/>
    </style:style>
    <style:style style:name="T31" style:family="text">
      <style:text-properties style:use-window-font-color="true" loext:opacity="0%" style:font-name="Times New Roman" fo:font-size="14pt" fo:language="ru" fo:country="RU" fo:font-style="italic" officeooo:rsid="0026e609" style:letter-kerning="true" style:font-name-asian="Times New Roman" style:font-size-asian="14pt" style:language-asian="zh" style:country-asian="CN" style:font-style-asian="italic" style:font-name-complex="Times New Roman" style:font-size-complex="14pt" style:language-complex="ar" style:country-complex="SA" style:font-style-complex="italic" style:font-weight-complex="bold"/>
    </style:style>
    <style:style style:name="T32" style:family="text">
      <style:text-properties style:use-window-font-color="true" loext:opacity="0%" style:font-name="Times New Roman" fo:font-size="14pt" fo:language="en" fo:country="US" fo:font-style="italic" officeooo:rsid="0022ccf2" style:letter-kerning="true" style:font-name-asian="Times New Roman" style:font-size-asian="14pt" style:language-asian="zh" style:country-asian="CN" style:font-style-asian="italic" style:font-name-complex="Times New Roman" style:font-size-complex="14pt" style:language-complex="ar" style:country-complex="SA" style:font-style-complex="italic" style:font-weight-complex="bold"/>
    </style:style>
    <style:style style:name="T33" style:family="text">
      <style:text-properties style:use-window-font-color="true" loext:opacity="0%" style:font-name="Times New Roman" fo:font-size="14pt" fo:language="en" fo:country="US" fo:font-weight="bold" officeooo:rsid="0024e917" style:font-name-asian="Calibri" style:font-size-asian="14pt" style:font-weight-asian="bold" style:font-name-complex="Times New Roman" style:font-size-complex="14pt" style:language-complex="ar" style:country-complex="SA" style:font-weight-complex="bold"/>
    </style:style>
    <style:style style:name="T34" style:family="text">
      <style:text-properties style:use-window-font-color="true" loext:opacity="0%" style:font-name="Times New Roman" fo:font-size="14pt" fo:language="en" fo:country="US" fo:font-weight="bold" officeooo:rsid="0026e609" style:font-name-asian="Calibri" style:font-size-asian="14pt" style:font-weight-asian="bold" style:font-name-complex="Times New Roman" style:font-size-complex="14pt" style:language-complex="ar" style:country-complex="SA" style:font-weight-complex="bold"/>
    </style:style>
    <style:style style:name="T35" style:family="text">
      <style:text-properties style:font-name="Times New Roman" fo:language="ru" fo:country="RU" officeooo:rsid="0014e5ef" style:letter-kerning="true" style:font-name-asian="Times New Roman" style:language-asian="zh" style:country-asian="CN" style:font-name-complex="Times New Roman" style:language-complex="ar" style:country-complex="SA"/>
    </style:style>
    <style:style style:name="T36" style:family="text">
      <style:text-properties style:font-name="Times New Roman" fo:language="ru" fo:country="RU" officeooo:rsid="0015593b" style:letter-kerning="true" style:font-name-asian="Times New Roman" style:language-asian="zh" style:country-asian="CN" style:font-name-complex="Times New Roman" style:language-complex="ar" style:country-complex="SA"/>
    </style:style>
    <style:style style:name="T37" style:family="text">
      <style:text-properties style:font-name="Times New Roman" fo:language="ru" fo:country="RU" officeooo:rsid="0026e609" style:letter-kerning="true" style:font-name-asian="Times New Roman" style:language-asian="zh" style:country-asian="CN" style:font-name-complex="Times New Roman" style:language-complex="ar" style:country-complex="SA"/>
    </style:style>
    <style:style style:name="T38" style:family="text">
      <style:text-properties style:font-name="Times New Roman" fo:language="ru" fo:country="RU" officeooo:rsid="002450de" style:letter-kerning="true" style:font-name-asian="Times New Roman" style:language-asian="zh" style:country-asian="CN" style:font-name-complex="Times New Roman" style:language-complex="ar" style:country-complex="SA"/>
    </style:style>
    <style:style style:name="T39" style:family="text">
      <style:text-properties style:font-name="Times New Roman" fo:language="ru" fo:country="RU" officeooo:rsid="00273dac" style:letter-kerning="true" style:font-name-asian="Times New Roman" style:language-asian="zh" style:country-asian="CN" style:font-name-complex="Times New Roman" style:language-complex="ar" style:country-complex="SA"/>
    </style:style>
    <style:style style:name="T40" style:family="text">
      <style:text-properties officeooo:rsid="0015593b"/>
    </style:style>
    <style:style style:name="T41" style:family="text">
      <style:text-properties officeooo:rsid="002450de"/>
    </style:style>
    <style:style style:name="T42" style:family="text">
      <style:text-properties officeooo:rsid="0026994a"/>
    </style:style>
    <style:style style:name="T43" style:family="text">
      <style:text-properties officeooo:rsid="00273da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text:span text:style-name="T5"><text:s text:c="12"/></text:span><text:span text:style-name="T4">МИНОБРНАУКИ РОССИИ</text:span>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3"><text:span text:style-name="T13">Кафедра </text:span><text:span text:style-name="T21">МО ЭВМ</text:span></text:p>
      <text:p text:style-name="P4"/>
      <text:p text:style-name="P4"/>
      <text:p text:style-name="P7"/>
      <text:p text:style-name="P7"/>
      <text:p text:style-name="P7"/>
      <text:p text:style-name="P7"/>
      <text:p text:style-name="P7"/>
      <text:p text:style-name="P27"><text:span text:style-name="Название_20_книги"><text:span text:style-name="T6">отчет</text:span></text:span></text:p>
      <text:p text:style-name="P3"><text:span text:style-name="T13">по лабораторной работе</text:span><text:span text:style-name="T24"> </text:span><text:span text:style-name="T21">№</text:span><text:span text:style-name="T23">3</text:span></text:p>
      <text:p text:style-name="P3"><text:span text:style-name="T13">по дисциплине </text:span><text:span text:style-name="T21">«Построение и анализ алгоритмов»</text:span></text:p>
      <text:p text:style-name="P3"><text:span text:style-name="Название_20_книги"><text:span text:style-name="T25">Тема: Максимальный поток</text:span></text:span></text:p>
      <text:p text:style-name="P7"/>
      <text:p text:style-name="P7"/>
      <text:p text:style-name="P7"/>
      <text:p text:style-name="P7"/>
      <text:p text:style-name="P7"/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T7">Студент гр. </text:span><text:span text:style-name="T22">9383</text:span></text:p>
          </table:table-cell>
          <table:table-cell table:style-name="Table1.B1" office:value-type="string">
            <text:p text:style-name="P8"/>
          </table:table-cell>
          <table:table-cell table:style-name="Table1.A1" office:value-type="string">
            <text:p text:style-name="P11"><text:span text:style-name="T26">Ноздрин</text:span> <text:span text:style-name="T26">В</text:span>.<text:span text:style-name="T26">Я</text:span>.</text:p>
          </table:table-cell>
        </table:table-row>
        <table:table-row table:style-name="Table1.1">
          <table:table-cell table:style-name="Table1.A1" office:value-type="string">
            <text:p text:style-name="P6">Преподаватель</text:p>
          </table:table-cell>
          <table:table-cell table:style-name="Table1.B2" office:value-type="string">
            <text:p text:style-name="P8"/>
          </table:table-cell>
          <table:table-cell table:style-name="Table1.A1" office:value-type="string">
            <text:p text:style-name="P11">Фирсов М.А.</text:p>
          </table:table-cell>
        </table:table-row>
      </table:table>
      <text:p text:style-name="P9"/>
      <text:p text:style-name="P9"/>
      <text:p text:style-name="P9">Санкт-Петербург</text:p>
      <text:p text:style-name="P15">202<text:span text:style-name="T35">1</text:span></text:p>
      <text:p text:style-name="P5"/>
      <text:p text:style-name="P17">Цель работы.</text:p>
      <text:p text:style-name="P21"><text:span text:style-name="T40">Реализовать </text:span><text:span text:style-name="T39">Алгоритм Форда-Фалкерсона и оценить его сложность.</text:span></text:p>
      <text:p text:style-name="P25">Задание.</text:p>
      <text:p text:style-name="P23">Найти максимальный поток в сети, а также фактическую величину потока, протекающего через каждое ребро, используя алгоритм Форда-Фалкерсона.</text:p>
      <text:p text:style-name="P23">Сеть (ориентированный взвешенный граф) представляется в виде триплета из имён вершин и целого неотрицательного числа - пропускной способности (веса).</text:p>
      <text:p text:style-name="P23">Входные данные:</text:p>
      <text:p text:style-name="P23">N - количество ориентированных рёбер графа</text:p>
      <text:p text:style-name="P24">v_0 — исток</text:p>
      <text:p text:style-name="P24">v_n — сток</text:p>
      <text:p text:style-name="P24">v_i v_j w_ij — ребра</text:p>
      <text:p text:style-name="P32"/>
      <text:p text:style-name="P33">Описание алгоритма.</text:p>
      <text:p text:style-name="P16">Для решения задачи был реализован алгоритм Форда-Фалкерсона поиска максимального потока в графе. Идея алгоритма заключается в следующем. Изначально величине потока присваивается значение 0: </text:p>
      <text:p text:style-name="P16">f(u,v)=0 для всех u,v <text:span text:style-name="T42">из</text:span> V. Затем величина потока итеративно увеличивается посредством поиска увеличивающего пути (путь от источника s к стоку t, вдоль которого можно послать больший поток). Процесс повторяется, пока можно найти увеличивающий путь.</text:p>
      <text:p text:style-name="P20"><text:span text:style-name="T1">Оценка сложности </text:span><text:span text:style-name="T2">жадного </text:span><text:span text:style-name="T1">алгоритма.</text:span></text:p>
      <text:p text:style-name="P34">На каждом шаге алгоритм увеличивает поток по крайней мере на единицу, следовательно, он сойдётся не более чем за O(f) шагов, где f — максимальный поток в графе. Можно выполнить каждый шаг за время O(E), где E — число рёбер в графе, тогда общее время работы алгоритма ограничено O(Ef).</text:p>
      <text:p text:style-name="P29"><text:tab/></text:p>
      <text:p text:style-name="P19">Описание функций и структур данных.</text:p>
      <text:p text:style-name="P18"><text:span text:style-name="T32">class</text:span><text:span text:style-name="T19"> </text:span><text:span text:style-name="T31">Solution</text:span><text:span text:style-name="T8"> – </text:span><text:span text:style-name="T28">класс</text:span><text:span text:style-name="T8">, </text:span><text:span text:style-name="T10">хранящий информацию о вершинах</text:span><text:span text:style-name="T9">. </text:span><text:span text:style-name="T10">Вспомогательный инструмент в реализации алгоритма.</text:span></text:p>
      <text:p text:style-name="P18"><text:span text:style-name="T31">double</text:span><text:span text:style-name="T19"> </text:span><text:span text:style-name="T20">mainAlgorithm</text:span><text:span text:style-name="T8"> – </text:span><text:span text:style-name="T11">метод</text:span><text:span text:style-name="T27">, </text:span><text:span text:style-name="T30">выполняющий построение потока</text:span><text:span text:style-name="T29">.</text:span></text:p>
      <text:p text:style-name="P18"><text:span text:style-name="T15">void</text:span><text:span text:style-name="T19"> </text:span><text:span text:style-name="T16">printCapacity</text:span><text:span text:style-name="T19">()</text:span><text:span text:style-name="T8"> – </text:span><text:span text:style-name="T11">м</text:span><text:span text:style-name="T29">етод, </text:span><text:span text:style-name="T30">выводящий на экран пропускные способности ребер</text:span><text:span text:style-name="T12">.</text:span></text:p>
      <text:p text:style-name="P19">Выводы.</text:p>
      <text:p text:style-name="P22">Применен на практике алгоритм поиска <text:span text:style-name="T37">максимального</text:span><text:span text:style-name="T41"> </text:span><text:span text:style-name="T37">потока </text:span><text:span text:style-name="T41">в графе</text:span>. <text:span text:style-name="T41">Исследован алгоритм </text:span><text:span text:style-name="T37">Форда-Фалкерсона на предмет </text:span><text:span text:style-name="T38">сложности</text:span><text:span text:style-name="T41">.</text:span></text:p>
      <text:p text:style-name="P26"/>
      <text:p text:style-name="P28"><text:span text:style-name="Название_20_книги">П</text:span><text:span text:style-name="Название_20_книги"><text:span text:style-name="T3">риложение А</text:span></text:span></text:p>
      <text:p text:style-name="P27"><text:span text:style-name="Название_20_книги"><text:span text:style-name="T3">Исходный код программы</text:span></text:span></text:p>
      <text:p text:style-name="P12"><text:span text:style-name="T14">Файл</text:span><text:span text:style-name="T17"> main.cpp:</text:span></text:p>
      <text:p text:style-name="P13">#include &lt;iostream&gt;</text:p>
      <text:p text:style-name="P13">#include "Solution.h"</text:p>
      <text:p text:style-name="P13"/>
      <text:p text:style-name="P13"/>
      <text:p text:style-name="P13">int main() {</text:p>
      <text:p text:style-name="P13"><text:s text:c="2"/>Solution f;</text:p>
      <text:p text:style-name="P13"><text:s text:c="2"/>double res = f.mainAlgorithm();</text:p>
      <text:p text:style-name="P13"><text:s text:c="2"/>std::cout &lt;&lt; res &lt;&lt; '\n';</text:p>
      <text:p text:style-name="P13"><text:s text:c="2"/>f.printCapacity();</text:p>
      <text:p text:style-name="P13"><text:s text:c="2"/>return 0;</text:p>
      <text:p text:style-name="P13">}</text:p>
      <text:p text:style-name="P13"/>
      <text:p text:style-name="P12"><text:span text:style-name="T14">Файл</text:span><text:span text:style-name="T17"> </text:span><text:span text:style-name="T34">Solution</text:span><text:span text:style-name="T17">.</text:span><text:span text:style-name="T33">cpp</text:span><text:span text:style-name="T17">:</text:span></text:p>
      <text:p text:style-name="P14"/>
      <text:p text:style-name="P13">#include "Solution.h"</text:p>
      <text:p text:style-name="P13"/>
      <text:p text:style-name="P13">Solution::Solution() {</text:p>
      <text:p text:style-name="P13"><text:s text:c="2"/>int n;</text:p>
      <text:p text:style-name="P13"><text:s text:c="2"/>std::cin &gt;&gt; n &gt;&gt; start &gt;&gt; end;</text:p>
      <text:p text:style-name="P13"><text:s text:c="2"/>char first, second;</text:p>
      <text:p text:style-name="P13"><text:s text:c="2"/>double weight;</text:p>
      <text:p text:style-name="P13"><text:s text:c="2"/>for (int i = 0; i &lt; n; i++) {</text:p>
      <text:p text:style-name="P13"><text:s text:c="4"/>std::cin &gt;&gt; first &gt;&gt; second &gt;&gt; weight;</text:p>
      <text:p text:style-name="P13"><text:s text:c="4"/>edges[first][second] = weight;</text:p>
      <text:p text:style-name="P13"><text:s text:c="2"/>}</text:p>
      <text:p text:style-name="P13">}</text:p>
      <text:p text:style-name="P13"/>
      <text:p text:style-name="P13">void Solution::printEdges(const std::map&lt;char, double&gt;&amp; edges, const char&amp; vertex) {</text:p>
      <text:p text:style-name="P13"><text:s text:c="2"/>for (auto&amp; edge : edges)</text:p>
      <text:p text:style-name="P13"><text:s text:c="4"/>std::cout &lt;&lt; vertex &lt;&lt; " -&gt; " &lt;&lt; edge.first &lt;&lt; " (" &lt;&lt; edge.second &lt;&lt; ")\n";</text:p>
      <text:p text:style-name="P13">}</text:p>
      <text:p text:style-name="P13"/>
      <text:p text:style-name="P13">void Solution::printFrontier(const std::queue&lt;char&gt;&amp; f) {</text:p>
      <text:p text:style-name="P13"><text:s text:c="2"/>std::queue&lt;char&gt; tmp = f;</text:p>
      <text:p text:style-name="P13"><text:s text:c="2"/>std::vector&lt;char&gt; arr;</text:p>
      <text:p text:style-name="P13"><text:s text:c="2"/>while (!tmp.empty()) {</text:p>
      <text:p text:style-name="P13"><text:s text:c="4"/>arr.push_back(tmp.front());</text:p>
      <text:p text:style-name="P13"><text:s text:c="4"/>tmp.pop();</text:p>
      <text:p text:style-name="P13"><text:s text:c="2"/>}</text:p>
      <text:p text:style-name="P13"><text:s text:c="2"/>for (auto&amp; el : arr)</text:p>
      <text:p text:style-name="P13"><text:s text:c="4"/>std::cout &lt;&lt; el;</text:p>
      <text:p text:style-name="P13"><text:s text:c="2"/>std::cout &lt;&lt; '\n';</text:p>
      <text:p text:style-name="P13">}</text:p>
      <text:p text:style-name="P13"/>
      <text:p text:style-name="P13">void Solution::printCapacity(){</text:p>
      <text:p text:style-name="P13"><text:s text:c="2"/>for (auto&amp; a : capacity)</text:p>
      <text:p text:style-name="P13"><text:s text:c="4"/>for (auto&amp; b : a.second)</text:p>
      <text:p text:style-name="P13"><text:s text:c="6"/>std::cout &lt;&lt; a.first &lt;&lt; ' ' &lt;&lt; b.first &lt;&lt; ' ' &lt;&lt; b.second &lt;&lt; '\n';</text:p>
      <text:p text:style-name="P13">}</text:p>
      <text:p text:style-name="P13"/>
      <text:p text:style-name="P13"><text:soft-page-break/>bool Solution::isNewFrontier(const std::queue&lt;char&gt;&amp; f, char v) {</text:p>
      <text:p text:style-name="P13"><text:s text:c="2"/>auto fCopy = f;</text:p>
      <text:p text:style-name="P13"><text:s text:c="2"/>while (!fCopy.empty()) {</text:p>
      <text:p text:style-name="P13"><text:s text:c="4"/>if (fCopy.front() == v)</text:p>
      <text:p text:style-name="P13"><text:s text:c="6"/>return true;</text:p>
      <text:p text:style-name="P13"><text:s text:c="4"/>fCopy.pop();</text:p>
      <text:p text:style-name="P13"><text:s text:c="2"/>}</text:p>
      <text:p text:style-name="P13"><text:s text:c="2"/>return false;</text:p>
      <text:p text:style-name="P13">}</text:p>
      <text:p text:style-name="P13"/>
      <text:p text:style-name="P13">void Solution::findPath() { // width-first search for a path</text:p>
      <text:p text:style-name="P13"><text:s text:c="2"/>char current = start;</text:p>
      <text:p text:style-name="P13"><text:s text:c="2"/>bool isFound = false;</text:p>
      <text:p text:style-name="P13"><text:s text:c="2"/>std::queue&lt;char&gt; frontier, newFrontier;</text:p>
      <text:p text:style-name="P13"><text:s text:c="2"/>std::map&lt;char, char&gt; from;</text:p>
      <text:p text:style-name="P13"><text:s text:c="2"/>path.clear();</text:p>
      <text:p text:style-name="P13"><text:s text:c="2"/>visited.clear();</text:p>
      <text:p text:style-name="P13"><text:s text:c="2"/>visited.emplace(start);</text:p>
      <text:p text:style-name="P13">#if COMMENTS</text:p>
      <text:p text:style-name="P13"><text:s text:c="2"/>std::cout &lt;&lt; "\nSearching path...\n";</text:p>
      <text:p text:style-name="P13">#endif</text:p>
      <text:p text:style-name="P13"><text:s text:c="2"/>while (!isFound) {</text:p>
      <text:p text:style-name="P13"><text:s text:c="4"/>std::vector&lt;std::pair&lt;char, double&gt;&gt; curPaths = std::vector&lt;std::pair&lt;char, double&gt;&gt;();</text:p>
      <text:p text:style-name="P13">#if COMMENTS</text:p>
      <text:p text:style-name="P13"><text:s text:c="4"/>std::cout &lt;&lt; "Current vertex: " &lt;&lt; current &lt;&lt; '\n';</text:p>
      <text:p text:style-name="P13">#endif</text:p>
      <text:p text:style-name="P13"><text:s text:c="4"/>if (edges.find(current) != edges.end()) {</text:p>
      <text:p text:style-name="P13"><text:s text:c="6"/>std::map&lt;char, double&gt; foundEdges = edges.find(current)-&gt;second;</text:p>
      <text:p text:style-name="P13"><text:s text:c="6"/>for (auto&amp; edge : foundEdges)</text:p>
      <text:p text:style-name="P13"><text:s text:c="8"/>if (edge.second &gt; 0)</text:p>
      <text:p text:style-name="P13"><text:s text:c="10"/>curPaths.emplace_back(edge.first, edge.second);</text:p>
      <text:p text:style-name="P13">#if COMMENTS</text:p>
      <text:p text:style-name="P13"><text:s text:c="6"/>printEdges(foundEdges, current);</text:p>
      <text:p text:style-name="P13">#endif</text:p>
      <text:p text:style-name="P13"><text:s text:c="4"/>}</text:p>
      <text:p text:style-name="P13">#if COMMENTS</text:p>
      <text:p text:style-name="P13"><text:s text:c="4"/>else</text:p>
      <text:p text:style-name="P13"><text:s text:c="6"/>std::cout &lt;&lt; "No edges found\n";</text:p>
      <text:p text:style-name="P13">#endif</text:p>
      <text:p text:style-name="P13"><text:s text:c="4"/>for (auto&amp; vertex : curPaths) {</text:p>
      <text:p text:style-name="P13">#if COMMENTS</text:p>
      <text:p text:style-name="P13"><text:s text:c="6"/>std::cout &lt;&lt; "Step \"" &lt;&lt; current &lt;&lt; "-&gt;" &lt;&lt; vertex.first &lt;&lt; "(" &lt;&lt; vertex.second &lt;&lt; ")\"...\n";</text:p>
      <text:p text:style-name="P13">#endif</text:p>
      <text:p text:style-name="P13"><text:s text:c="6"/>if ((visited.find(vertex.first) == visited.end()) // vertex is not visited</text:p>
      <text:p text:style-name="P13"><text:s text:c="6"/>&amp;&amp; (!isNewFrontier(newFrontier, vertex.first) || vertex.second &gt; edges[from[vertex.first]][vertex.first])) {</text:p>
      <text:p text:style-name="P13"><text:s text:c="8"/>if (!isNewFrontier(newFrontier, vertex.first))</text:p>
      <text:p text:style-name="P13"><text:s text:c="10"/>newFrontier.push(vertex.first);</text:p>
      <text:p text:style-name="P13"><text:s text:c="8"/>from[vertex.first] = current;</text:p>
      <text:p text:style-name="P13">#if COMMENTS</text:p>
      <text:p text:style-name="P13"><text:s text:c="8"/>std::cout &lt;&lt; "added to new frontier.\n";</text:p>
      <text:p text:style-name="P13">#endif</text:p>
      <text:p text:style-name="P13"><text:s text:c="6"/>}</text:p>
      <text:p text:style-name="P13">#if COMMENTS</text:p>
      <text:p text:style-name="P13"><text:s text:c="6"/>else</text:p>
      <text:p text:style-name="P13"><text:soft-page-break/><text:s text:c="8"/>std::cout &lt;&lt; "Was visited -&gt; slip.\n";</text:p>
      <text:p text:style-name="P13">#endif</text:p>
      <text:p text:style-name="P13"><text:s text:c="4"/>}</text:p>
      <text:p text:style-name="P13"/>
      <text:p text:style-name="P13"><text:s text:c="4"/>if (frontier.empty() &amp;&amp; !(newFrontier.empty())) {</text:p>
      <text:p text:style-name="P13"><text:s text:c="6"/>auto tmp = newFrontier;</text:p>
      <text:p text:style-name="P13"><text:s text:c="6"/>while (!tmp.empty()) {</text:p>
      <text:p text:style-name="P13"><text:s text:c="8"/>if (tmp.front() == end) {</text:p>
      <text:p text:style-name="P13">#if COMMENTS</text:p>
      <text:p text:style-name="P13"><text:s text:c="10"/>std::cout &lt;&lt; "End vertex reached. Path is found.\n";</text:p>
      <text:p text:style-name="P13">#endif</text:p>
      <text:p text:style-name="P13"><text:s text:c="10"/>isFound = true;</text:p>
      <text:p text:style-name="P13"><text:s text:c="10"/>break;</text:p>
      <text:p text:style-name="P13"><text:s text:c="8"/>}</text:p>
      <text:p text:style-name="P13"><text:s text:c="8"/>visited.emplace(tmp.front());</text:p>
      <text:p text:style-name="P13"><text:s text:c="8"/>tmp.pop();</text:p>
      <text:p text:style-name="P13"><text:s text:c="6"/>}</text:p>
      <text:p text:style-name="P13"><text:s text:c="6"/>frontier = newFrontier;</text:p>
      <text:p text:style-name="P13"><text:s text:c="6"/>while (!newFrontier.empty())</text:p>
      <text:p text:style-name="P13"><text:s text:c="8"/>newFrontier.pop();</text:p>
      <text:p text:style-name="P13"><text:s text:c="4"/>} else if (frontier.empty() &amp;&amp; newFrontier.empty()) {</text:p>
      <text:p text:style-name="P13">#if COMMENTS</text:p>
      <text:p text:style-name="P13"><text:s text:c="6"/>std::cout &lt;&lt; "No more paths found\n";</text:p>
      <text:p text:style-name="P13">#endif</text:p>
      <text:p text:style-name="P13"><text:s text:c="6"/>break;</text:p>
      <text:p text:style-name="P13"><text:s text:c="4"/>}</text:p>
      <text:p text:style-name="P13">#if COMMENTS</text:p>
      <text:p text:style-name="P13"><text:s text:c="4"/>std::cout &lt;&lt; "Frontier:\n";</text:p>
      <text:p text:style-name="P13"><text:s text:c="4"/>printFrontier(frontier);</text:p>
      <text:p text:style-name="P13">#endif</text:p>
      <text:p text:style-name="P13"><text:s text:c="4"/>current = frontier.front();</text:p>
      <text:p text:style-name="P13"><text:s text:c="4"/>frontier.pop();</text:p>
      <text:p text:style-name="P13"><text:s text:c="2"/>}</text:p>
      <text:p text:style-name="P13"/>
      <text:p text:style-name="P13"><text:s text:c="2"/>if (isFound) {</text:p>
      <text:p text:style-name="P13"><text:s text:c="4"/>char cur = end;</text:p>
      <text:p text:style-name="P13"><text:s text:c="4"/>while (cur != start) {</text:p>
      <text:p text:style-name="P13"><text:s text:c="6"/>path.push_back(cur);</text:p>
      <text:p text:style-name="P13"><text:s text:c="6"/>cur = from[cur];</text:p>
      <text:p text:style-name="P13"><text:s text:c="4"/>}</text:p>
      <text:p text:style-name="P13"><text:s text:c="4"/>path.push_back(start);</text:p>
      <text:p text:style-name="P13"><text:s text:c="4"/>std::reverse(path.begin(), path.end());</text:p>
      <text:p text:style-name="P13">#if COMMENTS</text:p>
      <text:p text:style-name="P13"><text:s text:c="4"/>std::cout &lt;&lt; "Path: ";</text:p>
      <text:p text:style-name="P13"><text:s text:c="4"/>for (auto&amp; v : path)</text:p>
      <text:p text:style-name="P13"><text:s text:c="6"/>std::cout &lt;&lt; v;</text:p>
      <text:p text:style-name="P13"><text:s text:c="4"/>std::cout &lt;&lt; '\n';</text:p>
      <text:p text:style-name="P13">#endif</text:p>
      <text:p text:style-name="P13"><text:s text:c="2"/>}</text:p>
      <text:p text:style-name="P13">}</text:p>
      <text:p text:style-name="P13"/>
      <text:p text:style-name="P13">double Solution::mainAlgorithm() {</text:p>
      <text:p text:style-name="P13"><text:s text:c="2"/>double curMaxFlow = 0;</text:p>
      <text:p text:style-name="P13"><text:s text:c="2"/>for (auto&amp; v1 : edges)</text:p>
      <text:p text:style-name="P13"><text:s text:c="4"/>for (auto&amp; v2 : v1.second) {</text:p>
      <text:p text:style-name="P13"><text:s text:c="6"/>capacity[v1.first][v2.first] = 0;</text:p>
      <text:p text:style-name="P13"><text:s text:c="4"/>}</text:p>
      <text:p text:style-name="P13"/>
      <text:p text:style-name="P13"><text:soft-page-break/><text:s text:c="2"/>while (findPath(), !path.empty()) {</text:p>
      <text:p text:style-name="P13"><text:s text:c="4"/>char first = start;</text:p>
      <text:p text:style-name="P13"><text:s text:c="4"/>char second;</text:p>
      <text:p text:style-name="P13"><text:s text:c="4"/>double MinCapacity = 1000;</text:p>
      <text:p text:style-name="P13">#if COMMENTS</text:p>
      <text:p text:style-name="P13"><text:s text:c="4"/>std::cout &lt;&lt; "Path\n";</text:p>
      <text:p text:style-name="P13">#endif</text:p>
      <text:p text:style-name="P13"><text:s text:c="4"/>for (int i = 1; i &lt; path.size(); i++) {</text:p>
      <text:p text:style-name="P13"><text:s text:c="6"/>second = path[i];</text:p>
      <text:p text:style-name="P13"><text:s text:c="6"/>double CurCapacity = edges[first][second];</text:p>
      <text:p text:style-name="P13"><text:s text:c="6"/>if (CurCapacity &lt; MinCapacity)</text:p>
      <text:p text:style-name="P13"><text:s text:c="8"/>MinCapacity = CurCapacity;</text:p>
      <text:p text:style-name="P13">#if COMMENTS</text:p>
      <text:p text:style-name="P13"><text:s text:c="6"/>std::cout &lt;&lt; "\t" &lt;&lt; first &lt;&lt; "-&gt;" &lt;&lt; second &lt;&lt; "(" &lt;&lt; CurCapacity &lt;&lt; ")\n";</text:p>
      <text:p text:style-name="P13">#endif</text:p>
      <text:p text:style-name="P13"><text:s text:c="6"/>first = second;</text:p>
      <text:p text:style-name="P13"><text:s text:c="4"/>}</text:p>
      <text:p text:style-name="P13">#if COMMENTS</text:p>
      <text:p text:style-name="P13"><text:s text:c="4"/>std::cout &lt;&lt; "Path capacity = " &lt;&lt; MinCapacity &lt;&lt; '\n';</text:p>
      <text:p text:style-name="P13">#endif</text:p>
      <text:p text:style-name="P13"><text:s text:c="4"/>first = start;</text:p>
      <text:p text:style-name="P13"><text:s text:c="4"/>for (int i = 1; i &lt; path.size(); i++) {</text:p>
      <text:p text:style-name="P13"><text:s text:c="6"/>second = path[i];</text:p>
      <text:p text:style-name="P13"><text:s text:c="6"/>edges[first][second] -= MinCapacity;</text:p>
      <text:p text:style-name="P13"><text:s text:c="6"/>edges[second][first] += MinCapacity;</text:p>
      <text:p text:style-name="P13"><text:s text:c="6"/>first = second;</text:p>
      <text:p text:style-name="P13"><text:s text:c="4"/>}</text:p>
      <text:p text:style-name="P13"><text:s text:c="4"/>curMaxFlow += MinCapacity;</text:p>
      <text:p text:style-name="P13"><text:s text:c="4"/>first = start;</text:p>
      <text:p text:style-name="P13"><text:s text:c="4"/>for (int i = 1; i &lt; path.size(); i++) {</text:p>
      <text:p text:style-name="P13"><text:s text:c="6"/>second = path[i];</text:p>
      <text:p text:style-name="P13"><text:s text:c="6"/>if (capacity.find(first) != capacity.end() &amp;&amp; capacity[first].find(second) != capacity[first].end())</text:p>
      <text:p text:style-name="P13"><text:s text:c="8"/>capacity[first][second] += MinCapacity;</text:p>
      <text:p text:style-name="P13"><text:s text:c="6"/>else</text:p>
      <text:p text:style-name="P13"><text:s text:c="8"/>capacity[second][first] -= MinCapacity;</text:p>
      <text:p text:style-name="P13"><text:s text:c="6"/>first = second;</text:p>
      <text:p text:style-name="P13"><text:s text:c="4"/>}</text:p>
      <text:p text:style-name="P13"><text:s text:c="2"/>}</text:p>
      <text:p text:style-name="P13"/>
      <text:p text:style-name="P13"><text:s text:c="2"/>return curMaxFlow;</text:p>
      <text:p text:style-name="P13">}</text:p>
      <text:p text:style-name="P14"/>
      <text:p text:style-name="P12"><text:span text:style-name="T14">Файл</text:span><text:span text:style-name="T17"> </text:span><text:span text:style-name="T34">Solution</text:span><text:span text:style-name="T17">.</text:span><text:span text:style-name="T18">h</text:span><text:span text:style-name="T17">:</text:span></text:p>
      <text:p text:style-name="P10"/>
      <text:p text:style-name="P13">#ifndef LAB3_SOLUTION_H</text:p>
      <text:p text:style-name="P13">#define LAB3_SOLUTION_H</text:p>
      <text:p text:style-name="P13"/>
      <text:p text:style-name="P13">#define COMMENTS 0</text:p>
      <text:p text:style-name="P13"/>
      <text:p text:style-name="P13">#include &lt;iostream&gt;</text:p>
      <text:p text:style-name="P13">#include &lt;map&gt;</text:p>
      <text:p text:style-name="P13">#include &lt;string&gt;</text:p>
      <text:p text:style-name="P13">#include &lt;set&gt;</text:p>
      <text:p text:style-name="P13">#include &lt;vector&gt;</text:p>
      <text:p text:style-name="P13">#include &lt;queue&gt;</text:p>
      <text:p text:style-name="P13"><text:soft-page-break/>#include &lt;algorithm&gt;</text:p>
      <text:p text:style-name="P13"/>
      <text:p text:style-name="P13">class Solution {</text:p>
      <text:p text:style-name="P13"><text:s/>public:</text:p>
      <text:p text:style-name="P13"><text:s text:c="2"/>Solution();</text:p>
      <text:p text:style-name="P13"><text:s text:c="2"/>static void printEdges(const std::map&lt;char, double&gt;&amp; edges, const char&amp; vertex);</text:p>
      <text:p text:style-name="P13"><text:s text:c="2"/>static void printFrontier(const std::queue&lt;char&gt;&amp; f);</text:p>
      <text:p text:style-name="P13"><text:s text:c="2"/>void printCapacity();</text:p>
      <text:p text:style-name="P13"><text:s text:c="2"/>static bool isNewFrontier(const std::queue&lt;char&gt;&amp; f, char v);</text:p>
      <text:p text:style-name="P13"><text:s text:c="2"/>void findPath();</text:p>
      <text:p text:style-name="P13"><text:s text:c="2"/>double mainAlgorithm();</text:p>
      <text:p text:style-name="P13"><text:s/>private:</text:p>
      <text:p text:style-name="P13"><text:s text:c="2"/>char start{}, end{};</text:p>
      <text:p text:style-name="P13"><text:s text:c="2"/>std::map&lt;char, std::map&lt;char, double&gt;&gt; edges, capacity;</text:p>
      <text:p text:style-name="P13"><text:s text:c="2"/>std::set&lt;char&gt; visited;</text:p>
      <text:p text:style-name="P13"><text:s text:c="2"/>std::vector&lt;char&gt; path;</text:p>
      <text:p text:style-name="P13">};</text:p>
      <text:p text:style-name="P13"/>
      <text:p text:style-name="P13">#endif //LAB3_SOLUTION_H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Devanagari" svg:font-family="'Droid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 loext:opacity="100%"/>
    </style:style>
    <style:style style:name="список_20_с_20_точками" style:display-name="список с точками" style:family="paragraph" style:parent-style-name="Standard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0.5in" fo:margin-right="0in" fo:margin-top="0.1945in" fo:margin-bottom="0.1945in" style:contextual-spacing="false" fo:text-indent="0in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1811in" fo:margin-right="0in" fo:margin-top="0.0835in" fo:margin-bottom="0in" style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in" fo:margin-bottom="0.111in" style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0835in" fo:margin-bottom="0.0835in" style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in" fo:margin-bottom="0.111in" style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in" fo:margin-bottom="0.111in" style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ConsPlusNormal" style:family="paragraph">
      <style:paragraph-properties fo:margin-left="0in" fo:margin-right="0in" fo:orphans="0" fo:widows="0" fo:text-indent="0.5in" style:auto-text-indent="false" style:text-autospace="none" style:writing-mode="lr-tb"/>
      <style:text-properties style:use-window-font-color="true" loext:opacity="0%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1665in" fo:text-align="justify" style:justify-single-word="false" fo:orphans="0" fo:widows="0" style:writing-mode="lr-tb"/>
      <style:text-properties fo:color="#000000" loext:opacity="100%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1945in" fo:margin-bottom="0in" style:contextual-spacing="false" fo:line-height="0.1902in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>
      <style:paragraph-properties fo:margin-top="0in" fo:margin-bottom="0.139in" style:contextual-spacing="false" fo:line-height="115%" fo:orphans="2" fo:widows="2" style:writing-mode="lr-tb"/>
      <style:text-properties fo:color="#000000" loext:opacity="100%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 style:writing-mode="lr-tb"/>
      <style:text-properties style:use-window-font-color="true" loext:opacity="0%" style:text-position="-4% 100%" style:font-name="Times New Roman" fo:font-family="'Times New Roman'" style:font-family-generic="roman" style:font-pitch="variable" fo:font-size="12pt" fo:letter-spacing="-0.0008in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style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 style:writing-mode="lr-tb"/>
      <style:text-properties fo:color="#000000" loext:opacity="10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in" fo:margin-bottom="0.0835in" style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0.4307in" fo:border="none" style:shadow="none" style:writing-mode="lr-tb"/>
      <style:text-properties fo:color="#000000" loext:opacity="100%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1929in" fo:text-align="justify" style:justify-single-word="false" fo:orphans="0" fo:widows="0" fo:padding="0.4307in" fo:border="none" style:shadow="none" style:writing-mode="lr-tb"/>
      <style:text-properties fo:color="#000000" loext:opacity="100%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1945in" fo:margin-bottom="0.1945in" style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25in" fo:margin-right="0in" fo:text-align="justify" style:justify-single-word="false" fo:text-indent="-0.25in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0.6429in" fo:margin-right="0in" fo:margin-top="0in" fo:margin-bottom="0in" style:contextual-spacing="true" fo:text-indent="-0.25in" style:auto-text-indent="false"/>
    </style:style>
    <style:style style:name="for_5f_tables_5f_12" style:display-name="for_tables_12" style:family="paragraph" style:parent-style-name="Standard">
      <style:paragraph-properties fo:line-height="0.222in"/>
    </style:style>
    <style:style style:name="Основной_20_текст_20_21" style:display-name="Основной текст 21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1945in" fo:margin-bottom="0.1945in" style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1945in" fo:margin-bottom="0.1945in" style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5in" fo:margin-bottom="0.1945in" style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in" fo:margin-right="0in" fo:text-indent="0.3937in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0.5in" fo:margin-right="0in" fo:margin-top="0in" fo:margin-bottom="0in" style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0.5in" fo:margin-right="0in" fo:margin-top="0in" fo:margin-bottom="0in" style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language="en" fo:country="US"/>
    </style:style>
    <style:style style:name="Standard_20__28_user_29_" style:display-name="Standard (user)" style:family="paragraph">
      <style:paragraph-properties fo:orphans="2" fo:widows="2" fo:hyphenation-ladder-count="no-limit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3" style:list-style-name="">
      <style:paragraph-properties fo:text-align="center" style:justify-single-word="false"/>
      <style:text-properties fo:font-size="14pt" fo:font-weight="bold" style:font-size-asian="14pt" style:font-weight-asian="bold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fo:font-size="14pt" style:font-size-asian="14pt" style:font-size-complex="14pt" style:font-weight-complex="bold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loext:opacity="100%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loext:opacity="100%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loext:opacity="100%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loext:opacity="100%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loext:opacity="100%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loext:opacity="100%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примечания" style:display-name="Знак примечания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Тема_20_примечания_20_Знак" style:display-name="Тема примечания Знак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z3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z6" style:num-suffix=".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1.222in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722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2.22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722in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3.222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3.722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4.222in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72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WW8Num6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WW8Num6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WW8Num6z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WW8Num6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WW8Num6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WW8Num6z6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WW8Num6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WW8Num6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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2953in" fo:margin-left="0in" fo:margin-right="0in" fo:margin-top="0.2563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8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ПРОЕКТ ЛЭТИ</dc:title>
    <dc:subject/>
    <meta:keyword/>
    <meta:initial-creator>SAP</meta:initial-creator>
    <meta:creation-date>2021-03-21T00:27:00</meta:creation-date>
    <dc:date>2021-10-01T13:47:36.483318226</dc:date>
    <meta:print-date>2021-03-21T00:27:00</meta:print-date>
    <meta:editing-cycles>14</meta:editing-cycles>
    <meta:editing-duration>P1DT6H22M31S</meta:editing-duration>
    <meta:generator>LibreOffice/7.1.6.2.0$Linux_X86_64 LibreOffice_project/10$Build-2</meta:generator>
    <meta:document-statistic meta:table-count="1" meta:image-count="0" meta:object-count="0" meta:page-count="8" meta:paragraph-count="257" meta:word-count="955" meta:character-count="7590" meta:non-whitespace-character-count="6207"/>
  </office:meta>
</office:document-meta>
</file>